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5.6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.1cm" svg:height="2.2cm" svg:x="7.1cm" svg:y="3.2cm">
          <text:p text:style-name="P1">Use the settings for </text:p>
          <text:p text:style-name="P1">the Lindenmayer </text:p>
          <text:p text:style-name="P1">system 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8cm" svg:height="1.8cm" svg:x="7.2cm" svg:y="7.5cm">
          <text:p text:style-name="P1">Generate st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8cm" svg:height="1.8cm" svg:x="7.2cm" svg:y="11.3cm">
          <text:p text:style-name="P1">Execute commands</text:p>
          <text:p text:style-name="P1">based on the st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8cm" svg:height="1.8cm" svg:x="7.2cm" svg:y="14.6cm">
          <text:p text:style-name="P1">Spawn metaball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8cm" svg:height="1.8cm" svg:x="7.2cm" svg:y="18.4cm">
          <text:p text:style-name="P1">Connect the </text:p>
          <text:p text:style-name="P1">metaballs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8cm" svg:height="1.8cm" svg:x="7.2cm" svg:y="22cm">
          <text:p text:style-name="P2"/>
          <text:p text:style-name="P2">Generate Mesh of</text:p>
          <text:p text:style-name="P1">the metaballs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15cm" svg:y1="5.4cm" svg:x2="10.1cm" svg:y2="7.5cm" draw:start-shape="id1" draw:start-glue-point="2" draw:end-shape="id2" draw:end-glue-point="0" svg:d="M10150 5400l-50 2100" svg:viewBox="0 0 51 2101">
          <text:p/>
        </draw:connector>
        <draw:connector draw:style-name="gr3" draw:text-style-name="P3" draw:layer="layout" draw:type="line" svg:x1="10.1cm" svg:y1="9.3cm" svg:x2="10.1cm" svg:y2="11.3cm" draw:start-shape="id2" draw:start-glue-point="2" draw:end-shape="id3" draw:end-glue-point="0" svg:d="M10100 9300v2000" svg:viewBox="0 0 1 2001">
          <text:p/>
        </draw:connector>
        <draw:connector draw:style-name="gr3" draw:text-style-name="P3" draw:layer="layout" draw:type="line" svg:x1="10.1cm" svg:y1="13.1cm" svg:x2="10.1cm" svg:y2="14.6cm" draw:start-shape="id3" draw:start-glue-point="2" draw:end-shape="id4" draw:end-glue-point="0" svg:d="M10100 13100v1500" svg:viewBox="0 0 1 1501">
          <text:p/>
        </draw:connector>
        <draw:connector draw:style-name="gr3" draw:text-style-name="P3" draw:layer="layout" draw:type="line" svg:x1="10.1cm" svg:y1="16.4cm" svg:x2="10.1cm" svg:y2="18.4cm" draw:start-shape="id4" draw:start-glue-point="2" draw:end-shape="id5" draw:end-glue-point="0" svg:d="M10100 16400v2000" svg:viewBox="0 0 1 2001">
          <text:p/>
        </draw:connector>
        <draw:connector draw:style-name="gr3" draw:text-style-name="P3" draw:layer="layout" draw:type="line" svg:x1="10.1cm" svg:y1="20.2cm" svg:x2="10.1cm" svg:y2="22cm" draw:start-shape="id5" draw:start-glue-point="2" draw:end-shape="id6" draw:end-glue-point="0" svg:d="M10100 20200v1800" svg:viewBox="0 0 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01:12:19.416000000</meta:creation-date>
    <dc:date>2019-03-01T11:54:18.173000000</dc:date>
    <meta:editing-duration>PT9M45S</meta:editing-duration>
    <meta:editing-cycles>3</meta:editing-cycles>
    <meta:generator>LibreOffice/6.1.2.1$Windows_X86_64 LibreOffice_project/65905a128db06ba48db947242809d14d3f9a93fe</meta:generator>
    <meta:document-statistic meta:object-count="11"/>
  </office:meta>
</office:document-meta>
</file>